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Monospace2" svg:font-family="Monospace"/>
    <style:font-face style:name="Arial1" svg:font-family="Arial" style:font-family-generic="swiss"/>
    <style:font-face style:name="Monospace1" svg:font-family="Monospace" style:font-pitch="fixed"/>
    <style:font-face style:name="Liberation Sans1" svg:font-family="'Liberation Sans'" style:font-pitch="variable"/>
    <style:font-face style:name="Monospace" svg:font-family="Monospac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top" draw:auto-grow-height="false" fo:min-height="8.024cm" fo:min-width="41.456cm"/>
      <style:paragraph-properties style:writing-mode="lr-tb"/>
    </style:style>
    <style:style style:name="gr2" style:family="graphic" style:parent-style-name="standard">
      <style:graphic-properties svg:stroke-color="#000000" draw:fill-color="#eeeeee" draw:textarea-horizontal-align="justify" draw:textarea-vertical-align="top" draw:auto-grow-height="false" fo:min-height="6.692cm" fo:min-width="4.88cm"/>
      <style:paragraph-properties style:writing-mode="lr-tb"/>
    </style:style>
    <style:style style:name="gr3" style:family="graphic" style:parent-style-name="standard" style:list-style-name="L1">
      <style:graphic-properties svg:stroke-color="#000000" draw:fill-color="#eeeeee" draw:textarea-horizontal-align="justify" draw:textarea-vertical-align="top" draw:auto-grow-height="false" fo:min-height="6.692cm" fo:min-width="6.743cm"/>
      <style:paragraph-properties style:writing-mode="lr-tb"/>
    </style:style>
    <style:style style:name="gr4" style:family="graphic" style:parent-style-name="standard">
      <style:graphic-properties svg:stroke-color="#000000" draw:fill-color="#000000" draw:textarea-horizontal-align="justify" draw:textarea-vertical-align="middle" draw:auto-grow-height="false" fo:min-height="0cm" fo:min-width="0cm"/>
    </style:style>
    <style:style style:name="gr5" style:family="graphic" style:parent-style-name="standard">
      <style:graphic-properties svg:stroke-color="#000000" draw:fill-color="#eeeeee" draw:textarea-horizontal-align="justify" draw:textarea-vertical-align="top" draw:auto-grow-height="false" fo:min-height="6.692cm" fo:min-width="6.106cm"/>
      <style:paragraph-properties style:writing-mode="lr-tb"/>
    </style:style>
    <style:style style:name="gr6" style:family="graphic" style:parent-style-name="standard">
      <style:graphic-properties svg:stroke-color="#000000" draw:fill-color="#afd095" draw:textarea-horizontal-align="justify" draw:textarea-vertical-align="top" draw:auto-grow-height="false" fo:min-height="0.258cm" fo:min-width="4.453cm"/>
      <style:paragraph-properties style:writing-mode="lr-tb"/>
    </style:style>
    <style:style style:name="gr7" style:family="graphic" style:parent-style-name="standard" style:list-style-name="L1">
      <style:graphic-properties svg:stroke-color="#000000" draw:fill-color="#cccccc" draw:textarea-horizontal-align="justify" draw:textarea-vertical-align="top" draw:auto-grow-height="false" fo:min-height="0.258cm" fo:min-width="4.453cm"/>
      <style:paragraph-properties style:writing-mode="lr-tb"/>
    </style:style>
    <style:style style:name="gr8" style:family="graphic" style:parent-style-name="standard">
      <style:graphic-properties svg:stroke-color="#000000" draw:fill-color="#b4c7dc" draw:textarea-horizontal-align="justify" draw:textarea-vertical-align="top" draw:auto-grow-height="false" fo:min-height="0.258cm" fo:min-width="4.453cm"/>
      <style:paragraph-properties style:writing-mode="lr-tb"/>
    </style:style>
    <style:style style:name="gr9" style:family="graphic" style:parent-style-name="standard">
      <style:graphic-properties svg:stroke-color="#000000" draw:fill-color="#ec9ba4" draw:textarea-horizontal-align="justify" draw:textarea-vertical-align="top" draw:auto-grow-height="false" fo:min-height="0.258cm" fo:min-width="4.453cm"/>
      <style:paragraph-properties style:writing-mode="lr-tb"/>
    </style:style>
    <style:style style:name="gr10" style:family="graphic" style:parent-style-name="standard">
      <style:graphic-properties svg:stroke-color="#000000" draw:fill-color="#cccccc" draw:textarea-horizontal-align="justify" draw:textarea-vertical-align="top" draw:auto-grow-height="false" fo:min-height="0.258cm" fo:min-width="4.453cm"/>
      <style:paragraph-properties style:writing-mode="lr-tb"/>
    </style:style>
    <style:style style:name="gr11" style:family="graphic" style:parent-style-name="standard">
      <style:graphic-properties svg:stroke-color="#000000" draw:fill-color="#afd095" draw:textarea-horizontal-align="justify" draw:textarea-vertical-align="middle" draw:auto-grow-height="false" fo:min-height="0.258cm" fo:min-width="4.445cm"/>
      <style:paragraph-properties style:writing-mode="lr-tb"/>
    </style:style>
    <style:style style:name="gr12" style:family="graphic" style:parent-style-name="standard">
      <style:graphic-properties svg:stroke-color="#000000" draw:fill-color="#cccccc" draw:textarea-horizontal-align="justify" draw:textarea-vertical-align="middle" draw:auto-grow-height="false" fo:min-height="0.258cm" fo:min-width="4.447cm"/>
      <style:paragraph-properties style:writing-mode="lr-tb"/>
    </style:style>
    <style:style style:name="gr13" style:family="graphic" style:parent-style-name="standard">
      <style:graphic-properties svg:stroke-color="#000000" draw:fill-color="#ec9ba4" draw:textarea-horizontal-align="justify" draw:textarea-vertical-align="middle" draw:auto-grow-height="false" fo:min-height="0.258cm" fo:min-width="4.446cm"/>
      <style:paragraph-properties style:writing-mode="lr-tb"/>
    </style:style>
    <style:style style:name="gr14" style:family="graphic" style:parent-style-name="standard">
      <style:graphic-properties svg:stroke-color="#000000" draw:fill-color="#cccccc" draw:textarea-horizontal-align="justify" draw:textarea-vertical-align="top" draw:auto-grow-height="false" fo:min-height="1.057cm" fo:min-width="4.453cm"/>
      <style:paragraph-properties style:writing-mode="lr-tb"/>
    </style:style>
    <style:style style:name="gr15" style:family="graphic" style:parent-style-name="standard">
      <style:graphic-properties draw:stroke="dash" draw:stroke-dash="Dashed_20__28_var_29_" svg:stroke-width="0.035cm" svg:stroke-color="#3465a4" draw:marker-start-width="0.252cm" draw:marker-end="Arrow" draw:marker-end-width="0.252cm" draw:fill-color="#ffffff" draw:textarea-vertical-align="bottom" fo:padding-top="0.142cm" fo:padding-bottom="0.142cm" fo:padding-left="0.267cm" fo:padding-right="0.267cm"/>
      <style:paragraph-properties style:writing-mode="lr-tb"/>
    </style:style>
    <style:style style:name="gr16" style:family="graphic" style:parent-style-name="standard">
      <style:graphic-properties draw:stroke="dash" draw:stroke-dash="Dashed_20__28_var_29_" svg:stroke-width="0.035cm" svg:stroke-color="#3465a4" draw:marker-start-width="0.252cm" draw:marker-end="Arrow" draw:marker-end-width="0.252cm" draw:fill-color="#ffffff" draw:textarea-vertical-align="middle" fo:padding-top="0.142cm" fo:padding-bottom="0.142cm" fo:padding-left="0.267cm" fo:padding-right="0.267cm"/>
    </style:style>
    <style:style style:name="gr17" style:family="graphic" style:parent-style-name="standard">
      <style:graphic-properties svg:stroke-color="#000000" draw:fill-color="#000000" draw:textarea-horizontal-align="justify" draw:textarea-vertical-align="middle" draw:auto-grow-height="false" fo:min-height="0.21cm" fo:min-width="2.246cm"/>
      <style:paragraph-properties style:writing-mode="lr-tb"/>
    </style:style>
    <style:style style:name="gr18" style:family="graphic" style:parent-style-name="standard">
      <style:graphic-properties draw:stroke="dash" draw:stroke-dash="Dashed_20__28_var_29_" svg:stroke-width="0.035cm" svg:stroke-color="#3465a4" draw:marker-start-width="0.252cm" draw:marker-end="Arrow" draw:marker-end-width="0.252cm" draw:fill-color="#ffffff" draw:textarea-vertical-align="bottom" fo:padding-top="0.142cm" fo:padding-bottom="0.142cm" fo:padding-left="0.267cm" fo:padding-right="0.267cm"/>
    </style:style>
    <style:style style:name="gr19" style:family="graphic" style:parent-style-name="standard">
      <style:graphic-properties svg:stroke-color="#000000" draw:fill-color="#eeeeee" draw:textarea-horizontal-align="justify" draw:textarea-vertical-align="middle" draw:auto-grow-height="false" fo:min-height="0.465cm" fo:min-width="7.342cm"/>
      <style:paragraph-properties style:writing-mode="lr-tb"/>
    </style:style>
    <style:style style:name="gr20" style:family="graphic" style:parent-style-name="standard">
      <style:graphic-properties svg:stroke-color="#000000" draw:fill-color="#b4c7dc" draw:textarea-horizontal-align="justify" draw:textarea-vertical-align="middle" draw:auto-grow-height="false" fo:min-height="0.258cm" fo:min-width="4.447cm"/>
      <style:paragraph-properties style:writing-mode="lr-tb"/>
    </style:style>
    <style:style style:name="gr21" style:family="graphic" style:parent-style-name="standard">
      <style:graphic-properties svg:stroke-color="#000000" draw:fill-color="#ffffff" draw:textarea-horizontal-align="justify" draw:textarea-vertical-align="top" draw:auto-grow-height="false" fo:min-height="7.37cm" fo:min-width="19.993cm"/>
      <style:paragraph-properties style:writing-mode="lr-tb"/>
    </style:style>
    <style:style style:name="gr22" style:family="graphic" style:parent-style-name="standard" style:list-style-name="L1">
      <style:graphic-properties svg:stroke-color="#000000" draw:fill-color="#eeeeee" draw:textarea-horizontal-align="justify" draw:textarea-vertical-align="top" draw:auto-grow-height="false" fo:min-height="6.038cm" fo:min-width="6.743cm"/>
      <style:paragraph-properties style:writing-mode="lr-tb"/>
    </style:style>
    <style:style style:name="gr23" style:family="graphic" style:parent-style-name="standard">
      <style:graphic-properties svg:stroke-color="#000000" draw:fill-color="#eeeeee" draw:textarea-horizontal-align="justify" draw:textarea-vertical-align="top" draw:auto-grow-height="false" fo:min-height="6.038cm" fo:min-width="6.106cm"/>
      <style:paragraph-properties style:writing-mode="lr-tb"/>
    </style:style>
    <style:style style:name="gr24" style:family="graphic" style:parent-style-name="standard" style:list-style-name="L1">
      <style:graphic-properties svg:stroke-color="#000000" draw:fill-color="#cccccc" draw:textarea-horizontal-align="justify" draw:textarea-vertical-align="top" draw:auto-grow-height="false" fo:min-height="0.258cm" fo:min-width="4.453cm"/>
      <style:paragraph-properties style:writing-mode="lr-tb"/>
    </style:style>
    <style:style style:name="gr25" style:family="graphic" style:parent-style-name="standard">
      <style:graphic-properties svg:stroke-color="#000000" draw:fill-color="#eeeeee" draw:textarea-horizontal-align="justify" draw:textarea-vertical-align="top" draw:auto-grow-height="false" fo:min-height="6.038cm" fo:min-width="6.193cm"/>
      <style:paragraph-properties style:writing-mode="lr-tb"/>
    </style:style>
    <style:style style:name="gr26" style:family="graphic" style:parent-style-name="standard">
      <style:graphic-properties svg:stroke-color="#000000" draw:fill-color="#cccccc" draw:textarea-horizontal-align="justify" draw:textarea-vertical-align="middle" draw:auto-grow-height="false" fo:min-height="0.258cm" fo:min-width="4.445cm"/>
      <style:paragraph-properties style:writing-mode="lr-tb"/>
    </style:style>
    <style:style style:name="gr27" style:family="graphic" style:parent-style-name="standard">
      <style:graphic-properties draw:stroke="none" draw:fill="none" fo:min-height="12.325cm"/>
      <style:paragraph-properties style:writing-mode="lr-tb"/>
    </style:style>
    <style:style style:name="gr28" style:family="graphic" style:parent-style-name="standard">
      <style:graphic-properties draw:stroke="none" draw:fill="none" fo:min-height="5.54cm"/>
      <style:paragraph-properties style:writing-mode="lr-tb"/>
    </style:style>
    <style:style style:name="gr29" style:family="graphic" style:parent-style-name="standard">
      <style:graphic-properties draw:stroke="none" draw:fill="none" fo:min-height="4.648cm"/>
      <style:paragraph-properties style:writing-mode="lr-tb"/>
    </style:style>
    <style:style style:name="gr30" style:family="graphic" style:parent-style-name="standard">
      <style:graphic-properties draw:stroke="none" draw:fill="none" fo:min-height="1.423cm"/>
      <style:paragraph-properties style:writing-mode="lr-tb"/>
    </style:style>
    <style:style style:name="P1" style:family="paragraph">
      <style:paragraph-properties fo:text-align="start" style:writing-mode="lr-tb"/>
      <style:text-properties style:font-name="Monospace1" fo:language="en" fo:country="US"/>
    </style:style>
    <style:style style:name="P2" style:family="paragraph">
      <loext:graphic-properties draw:fill-color="#ffffff"/>
      <style:paragraph-properties fo:text-align="start" style:writing-mode="lr-tb"/>
      <style:text-properties style:font-name="Monospace1" fo:language="en" fo:country="US"/>
    </style:style>
    <style:style style:name="P3" style:family="paragraph">
      <style:paragraph-properties fo:text-align="start" style:writing-mode="lr-tb"/>
      <style:text-properties style:font-name="Monospace1" fo:font-size="8pt" fo:language="en" fo:country="US" style:font-size-asian="8pt" style:font-size-complex="8pt"/>
    </style:style>
    <style:style style:name="P4" style:family="paragraph">
      <loext:graphic-properties draw:fill-color="#eeeeee"/>
      <style:paragraph-properties fo:text-align="start" style:writing-mode="lr-tb"/>
      <style:text-properties style:font-name="Monospace1" fo:font-size="8pt" fo:language="en" fo:country="US" style:font-size-asian="8pt" style:font-size-complex="8pt"/>
    </style:style>
    <style:style style:name="P5" style:family="paragraph">
      <style:paragraph-properties fo:margin-left="0cm" fo:margin-right="0cm" fo:margin-top="0cm" fo:margin-bottom="0cm" fo:line-height="100%" fo:text-align="start" fo:text-indent="0cm" style:writing-mode="lr-tb"/>
      <style:text-properties style:font-name="Monospace1" fo:font-size="8pt" fo:language="en" fo:country="US" style:font-size-asian="8pt" style:font-size-complex="8pt"/>
    </style:style>
    <style:style style:name="P6" style:family="paragraph">
      <loext:graphic-properties draw:fill-color="#eeeeee"/>
      <style:paragraph-properties fo:margin-left="0cm" fo:margin-right="0cm" fo:margin-top="0cm" fo:margin-bottom="0cm" fo:line-height="100%" fo:text-align="start" fo:text-indent="0cm" style:writing-mode="lr-tb"/>
      <style:text-properties style:font-name="Monospace1" fo:font-size="8pt" fo:language="en" fo:country="US" style:font-size-asian="8pt" style:font-size-complex="8pt"/>
    </style:style>
    <style:style style:name="P7" style:family="paragraph">
      <loext:graphic-properties draw:fill-color="#000000"/>
      <style:paragraph-properties fo:text-align="center"/>
      <style:text-properties fo:language="en" fo:country="US"/>
    </style:style>
    <style:style style:name="P8" style:family="paragraph">
      <style:paragraph-properties fo:text-align="start" style:writing-mode="lr-tb"/>
      <style:text-properties style:font-name="Monospace1" fo:font-size="6pt" fo:language="en" fo:country="US" fo:font-weight="normal"/>
    </style:style>
    <style:style style:name="P9" style:family="paragraph">
      <loext:graphic-properties draw:fill-color="#afd095"/>
      <style:paragraph-properties fo:text-align="start" style:writing-mode="lr-tb"/>
      <style:text-properties style:font-name="Monospace1" fo:font-size="6pt" fo:language="en" fo:country="US" fo:font-weight="normal"/>
    </style:style>
    <style:style style:name="P10" style:family="paragraph">
      <style:paragraph-properties fo:margin-left="0cm" fo:margin-right="0cm" fo:margin-top="0cm" fo:margin-bottom="0cm" fo:line-height="100%" fo:text-align="start" fo:text-indent="0cm" style:writing-mode="lr-tb"/>
      <style:text-properties style:font-name="Monospace1" fo:font-size="6pt" fo:language="en" fo:country="US" style:font-size-asian="6pt" style:font-size-complex="6pt"/>
    </style:style>
    <style:style style:name="P11" style:family="paragraph">
      <loext:graphic-properties draw:fill-color="#cccccc"/>
      <style:paragraph-properties fo:margin-left="0cm" fo:margin-right="0cm" fo:margin-top="0cm" fo:margin-bottom="0cm" fo:line-height="100%" fo:text-align="start" fo:text-indent="0cm" style:writing-mode="lr-tb"/>
      <style:text-properties style:font-name="Monospace1" fo:font-size="6pt" fo:language="en" fo:country="US" style:font-size-asian="6pt" style:font-size-complex="6pt"/>
    </style:style>
    <style:style style:name="P12" style:family="paragraph">
      <loext:graphic-properties draw:fill-color="#b4c7dc"/>
      <style:paragraph-properties fo:text-align="start" style:writing-mode="lr-tb"/>
      <style:text-properties style:font-name="Monospace1" fo:font-size="6pt" fo:language="en" fo:country="US" fo:font-weight="normal"/>
    </style:style>
    <style:style style:name="P13" style:family="paragraph">
      <loext:graphic-properties draw:fill-color="#ec9ba4"/>
      <style:paragraph-properties fo:text-align="start" style:writing-mode="lr-tb"/>
      <style:text-properties style:font-name="Monospace1" fo:font-size="6pt" fo:language="en" fo:country="US" fo:font-weight="normal"/>
    </style:style>
    <style:style style:name="P14" style:family="paragraph">
      <style:paragraph-properties fo:text-align="start" style:writing-mode="lr-tb"/>
      <style:text-properties style:font-name="Monospace1" fo:font-size="6pt" fo:language="en" fo:country="US" style:font-size-asian="6pt" style:font-size-complex="6pt"/>
    </style:style>
    <style:style style:name="P15" style:family="paragraph">
      <loext:graphic-properties draw:fill-color="#cccccc"/>
      <style:paragraph-properties fo:text-align="start" style:writing-mode="lr-tb"/>
      <style:text-properties style:font-name="Monospace1" fo:font-size="6pt" fo:language="en" fo:country="US" style:font-size-asian="6pt" style:font-size-complex="6pt"/>
    </style:style>
    <style:style style:name="P16" style:family="paragraph">
      <loext:graphic-properties draw:fill-color="#cccccc"/>
      <style:paragraph-properties fo:text-align="start" style:writing-mode="lr-tb"/>
      <style:text-properties style:font-name="Monospace1" fo:font-size="6pt" fo:language="en" fo:country="US" fo:font-weight="normal"/>
    </style:style>
    <style:style style:name="P17" style:family="paragraph">
      <style:paragraph-properties fo:text-align="center" style:writing-mode="lr-tb"/>
      <style:text-properties fo:language="en" fo:country="US"/>
    </style:style>
    <style:style style:name="P18" style:family="paragraph">
      <loext:graphic-properties draw:fill-color="#ffffff"/>
      <style:paragraph-properties fo:text-align="center" style:writing-mode="lr-tb"/>
      <style:text-properties fo:color="#3465a4" style:font-name="Monospace1" fo:font-size="8pt" fo:language="en" fo:country="US" fo:font-style="italic" style:font-size-asian="8pt" style:font-style-asian="italic" style:font-size-complex="8pt" style:font-style-complex="italic"/>
    </style:style>
    <style:style style:name="P19" style:family="paragraph">
      <loext:graphic-properties draw:fill-color="#ffffff"/>
      <style:paragraph-properties fo:text-align="center"/>
      <style:text-properties fo:language="en" fo:country="US"/>
    </style:style>
    <style:style style:name="P20" style:family="paragraph">
      <style:paragraph-properties fo:text-align="center" style:writing-mode="lr-tb"/>
      <style:text-properties fo:color="#ffffff" style:font-name="Monospace1" fo:font-size="6pt" fo:language="en" fo:country="US" fo:font-weight="bold" style:font-size-asian="6pt" style:font-size-complex="6pt"/>
    </style:style>
    <style:style style:name="P21" style:family="paragraph">
      <loext:graphic-properties draw:fill-color="#000000"/>
      <style:paragraph-properties fo:text-align="center" style:writing-mode="lr-tb"/>
      <style:text-properties fo:color="#ffffff" style:font-name="Monospace1" fo:font-size="6pt" fo:language="en" fo:country="US" fo:font-weight="bold" style:font-size-asian="6pt" style:font-size-complex="6pt"/>
    </style:style>
    <style:style style:name="P22" style:family="paragraph">
      <style:paragraph-properties fo:text-align="end"/>
      <style:text-properties fo:language="en" fo:country="US"/>
    </style:style>
    <style:style style:name="P23" style:family="paragraph">
      <loext:graphic-properties draw:fill-color="#ffffff"/>
      <style:paragraph-properties fo:text-align="end" style:writing-mode="lr-tb"/>
      <style:text-properties fo:color="#3465a4" style:font-name="Monospace1" fo:font-size="8pt" fo:language="en" fo:country="US" fo:font-style="italic" style:font-size-asian="8pt" style:font-style-asian="italic" style:font-size-complex="8pt" style:font-style-complex="italic"/>
    </style:style>
    <style:style style:name="P24" style:family="paragraph">
      <loext:graphic-properties draw:fill-color="#ffffff"/>
      <style:paragraph-properties fo:text-align="center" style:writing-mode="lr-tb"/>
      <style:text-properties style:font-name="Monospace1" fo:font-size="8pt" fo:language="en" fo:country="US" fo:font-style="italic" style:font-size-asian="8pt" style:font-style-asian="italic" style:font-size-complex="8pt" style:font-style-complex="italic"/>
    </style:style>
    <style:style style:name="P25" style:family="paragraph">
      <style:paragraph-properties fo:text-align="start" style:writing-mode="lr-tb"/>
      <style:text-properties style:font-name="Monospace1" fo:font-size="14pt" fo:language="en" fo:country="US" style:font-size-asian="14pt" style:font-size-complex="14pt"/>
    </style:style>
    <style:style style:name="P26" style:family="paragraph">
      <loext:graphic-properties draw:fill-color="#eeeeee"/>
      <style:paragraph-properties fo:text-align="start" style:writing-mode="lr-tb"/>
      <style:text-properties style:font-name="Monospace1" fo:font-size="14pt" fo:language="en" fo:country="US" style:font-size-asian="14pt" style:font-size-complex="14pt"/>
    </style:style>
    <style:style style:name="P27" style:family="paragraph">
      <style:paragraph-properties fo:text-align="center"/>
      <style:text-properties fo:language="en" fo:country="US"/>
    </style:style>
    <style:style style:name="P28" style:family="paragraph">
      <style:text-properties style:font-name="Arial1" fo:font-size="12pt" fo:language="en" fo:country="US" style:font-size-asian="12pt" style:font-size-complex="12pt"/>
    </style:style>
    <style:style style:name="P29" style:family="paragraph">
      <style:paragraph-properties fo:margin-left="0cm" fo:margin-right="0cm" fo:margin-top="0cm" fo:margin-bottom="0cm" fo:line-height="100%" fo:text-indent="0cm"/>
      <style:text-properties style:font-name="Arial1" fo:font-size="12pt" fo:language="en" fo:country="US" style:font-size-asian="12pt" style:font-size-complex="12pt"/>
    </style:style>
    <style:style style:name="P30" style:family="paragraph">
      <loext:graphic-properties draw:fill="none"/>
      <style:text-properties style:font-name="Arial1" fo:font-size="12pt" fo:language="en" fo:country="US" style:font-size-asian="12pt" style:font-size-complex="12pt"/>
    </style:style>
    <style:style style:name="P31" style:family="paragraph">
      <style:text-properties fo:language="en" fo:country="US"/>
    </style:style>
    <style:style style:name="P32" style:family="paragraph">
      <style:paragraph-properties fo:margin-left="0cm" fo:margin-right="0cm" fo:margin-top="0cm" fo:margin-bottom="0cm" fo:line-height="100%" fo:text-indent="0cm"/>
      <style:text-properties fo:language="en" fo:country="US"/>
    </style:style>
    <style:style style:name="P33" style:family="paragraph">
      <loext:graphic-properties draw:fill="none"/>
      <style:text-properties fo:language="en" fo:country="US"/>
    </style:style>
    <style:style style:name="T1" style:family="text">
      <style:text-properties style:font-name="Monospace1"/>
    </style:style>
    <style:style style:name="T2" style:family="text">
      <style:text-properties style:font-name="Monospace1" fo:font-size="8pt" style:font-size-asian="8pt" style:font-size-complex="8pt"/>
    </style:style>
    <style:style style:name="T3" style:family="text">
      <style:text-properties style:font-name="Monospace1" fo:font-size="8pt" fo:font-weight="bold" style:font-size-asian="8pt" style:font-weight-asian="bold" style:font-size-complex="8pt" style:font-weight-complex="bold"/>
    </style:style>
    <style:style style:name="T4" style:family="text">
      <style:text-properties style:font-name="Monospace1" fo:font-size="6pt" fo:font-weight="normal"/>
    </style:style>
    <style:style style:name="T5" style:family="text">
      <style:text-properties style:font-name="Monospace1" fo:font-size="6pt" style:font-size-asian="6pt" style:font-size-complex="6pt"/>
    </style:style>
    <style:style style:name="T6" style:family="text">
      <style:text-properties fo:color="#3465a4" style:font-name="Monospace1" fo:font-size="8pt" fo:font-style="italic" style:font-size-asian="8pt" style:font-style-asian="italic" style:font-size-complex="8pt" style:font-style-complex="italic"/>
    </style:style>
    <style:style style:name="T7" style:family="text">
      <style:text-properties fo:color="#ffffff" style:font-name="Monospace1" fo:font-size="6pt" fo:font-weight="bold" style:font-size-asian="6pt" style:font-size-complex="6pt"/>
    </style:style>
    <style:style style:name="T8" style:family="text">
      <style:text-properties style:font-name="Monospace1" fo:font-size="14pt" style:font-size-asian="14pt" style:font-size-complex="14pt"/>
    </style:style>
    <style:style style:name="T9" style:family="text">
      <style:text-properties style:font-name="Arial1" fo:font-size="12pt" style:font-size-asian="12pt" style:font-size-complex="12pt"/>
    </style:style>
    <style:style style:name="T10" style:family="text">
      <style:text-properties fo:font-variant="normal" fo:text-transform="none" style:use-window-font-color="true" style:text-outline="false" style:text-line-through-style="none" style:text-line-through-type="none" style:font-name="Arial1" fo:font-size="12pt" fo:language="en" fo:country="US"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1" style:family="text">
      <style:text-properties style:font-name="Arial1" fo:font-size="12pt" fo:language="en" fo:country="US" style:font-size-asian="12pt" style:font-size-complex="12pt"/>
    </style:style>
    <style:style style:name="T12" style:family="text">
      <style:text-properties style:font-name="Arial1" fo:font-size="12pt" fo:font-style="italic" style:font-size-asian="12pt" style:font-style-asian="italic" style:font-size-complex="12pt" style:font-style-complex="italic"/>
    </style:style>
    <style:style style:name="T13" style:family="text">
      <style:text-properties style:font-name="Arial1" fo:font-size="18pt" fo:font-weight="bold" style:font-size-asian="18pt" style:font-weight-asian="bold" style:font-size-complex="18pt" style:font-weight-complex="bold"/>
    </style:style>
    <style:style style:name="T14" style:family="text">
      <style:text-properties style:font-name="Monospace1" fo:font-size="12pt" fo:language="en" fo:country="US" style:font-size-asian="12pt" style:font-size-complex="12pt"/>
    </style:style>
    <style:style style:name="T15" style:family="text">
      <style:text-properties style:font-name="Monospace1" fo:font-size="12pt" style:font-size-asian="12pt" style:font-size-complex="12pt"/>
    </style:style>
    <style:style style:name="T16" style:family="text">
      <style:text-properties fo:font-variant="normal" fo:text-transform="none" style:use-window-font-color="true" style:text-outline="false" style:text-line-through-style="none" style:text-line-through-type="none" style:font-name="Monospace1" fo:font-size="12pt" fo:language="en" fo:country="US"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1.956cm" svg:height="8.274cm" svg:x="1.281cm" svg:y="7.108cm">
          <text:p text:style-name="P1"><text:span text:style-name="T1">EOSIO </text:span><text:span text:style-name="T1">Transaction</text:span></text:p>
          <draw:enhanced-geometry svg:viewBox="0 0 21600 21600" draw:type="rectangle" draw:enhanced-path="M 0 0 L 21600 0 21600 21600 0 21600 0 0 Z N"/>
        </draw:custom-shape>
        <draw:custom-shape draw:style-name="gr2" draw:text-style-name="P4" draw:layer="layout" svg:width="5.38cm" svg:height="6.942cm" svg:x="1.281cm" svg:y="8.44cm">
          <text:p text:style-name="P3"><text:span text:style-name="T2">somecontract::someaction(.</text:span><text:span text:style-name="T2">..);</text:span></text:p>
          <draw:enhanced-geometry svg:viewBox="0 0 21600 21600" draw:type="rectangle" draw:enhanced-path="M 0 0 L 21600 0 21600 21600 0 21600 0 0 Z N"/>
        </draw:custom-shape>
        <draw:custom-shape draw:style-name="gr3" draw:text-style-name="P6" draw:layer="layout" svg:width="7.243cm" svg:height="6.942cm" svg:x="8.181cm" svg:y="8.44cm">
          <text:p text:style-name="P5"><text:span text:style-name="T2">th</text:span><text:span text:style-name="T2">ez</text:span><text:span text:style-name="T2">eo</text:span><text:span text:style-name="T2">st</text:span><text:span text:style-name="T2">ok</text:span><text:span text:style-name="T2">en</text:span><text:span text:style-name="T2">::</text:span><text:span text:style-name="T2">be</text:span><text:span text:style-name="T2">gi</text:span><text:span text:style-name="T2">n(</text:span><text:span text:style-name="T2">pr</text:span><text:span text:style-name="T2">oo</text:span><text:span text:style-name="T2">f, </text:span><text:span text:style-name="T2">tx</text:span><text:span text:style-name="T2">)</text:span></text:p>
          <text:p text:style-name="P5"><text:span text:style-name="T2">{</text:span></text:p>
          <text:p text:style-name="P5"><text:span text:style-name="T2"><text:s text:c="2"/></text:span><text:span text:style-name="T2">// </text:span><text:span text:style-name="T2">li</text:span><text:span text:style-name="T2">st </text:span><text:span text:style-name="T2">of </text:span><text:span text:style-name="T2">EO</text:span><text:span text:style-name="T2">SI</text:span><text:span text:style-name="T2">O </text:span><text:span text:style-name="T2">ac</text:span><text:span text:style-name="T2">ti</text:span><text:span text:style-name="T2">on</text:span><text:span text:style-name="T2">s </text:span><text:span text:style-name="T2">wh</text:span><text:span text:style-name="T2">ic</text:span><text:span text:style-name="T2">h </text:span><text:span text:style-name="T2">de</text:span><text:span text:style-name="T2">pe</text:span><text:span text:style-name="T2">nd</text:span></text:p>
          <text:p text:style-name="P5"><text:span text:style-name="T2"><text:s text:c="2"/></text:span><text:span text:style-name="T2">// </text:span><text:span text:style-name="T2">on </text:span><text:span text:style-name="T2">pr</text:span><text:span text:style-name="T2">iv</text:span><text:span text:style-name="T2">ac</text:span><text:span text:style-name="T2">y </text:span><text:span text:style-name="T2">ac</text:span><text:span text:style-name="T2">ti</text:span><text:span text:style-name="T2">on</text:span><text:span text:style-name="T2">s </text:span><text:span text:style-name="T2">of </text:span><text:span text:style-name="T2">th</text:span><text:span text:style-name="T2">ez</text:span><text:span text:style-name="T2">eo</text:span><text:span text:style-name="T2">st</text:span><text:span text:style-name="T2">ok</text:span><text:span text:style-name="T2">en</text:span></text:p>
          <text:p text:style-name="P5"><text:span text:style-name="T2"><text:s text:c="2"/></text:span><text:span text:style-name="T2">// </text:span><text:span text:style-name="T2">co</text:span><text:span text:style-name="T2">nt</text:span><text:span text:style-name="T2">ra</text:span><text:span text:style-name="T2">ct</text:span><text:span text:style-name="T2">:</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s text:c="2"/></text:span><text:span text:style-name="T2">// </text:span><text:span text:style-name="T2">ve</text:span><text:span text:style-name="T2">ri</text:span><text:span text:style-name="T2">fi</text:span><text:span text:style-name="T2">ca</text:span><text:span text:style-name="T2">ti</text:span><text:span text:style-name="T2">on </text:span><text:span text:style-name="T2">of </text:span><text:span text:style-name="T3">Ha</text:span><text:span text:style-name="T3">lo </text:span><text:span text:style-name="T3">2 </text:span><text:span text:style-name="T3">pr</text:span><text:span text:style-name="T3">oo</text:span><text:span text:style-name="T3">f </text:span><text:span text:style-name="T3">bu</text:span><text:span text:style-name="T3">nd</text:span><text:span text:style-name="T3">le</text:span></text:p>
          <text:p text:style-name="P5"><text:span text:style-name="T2"><text:s text:c="2"/></text:span><text:span text:style-name="T2">// </text:span><text:span text:style-name="T2">wh</text:span><text:span text:style-name="T2">ic</text:span><text:span text:style-name="T2">h </text:span><text:span text:style-name="T2">va</text:span><text:span text:style-name="T2">li</text:span><text:span text:style-name="T2">da</text:span><text:span text:style-name="T2">te</text:span><text:span text:style-name="T2">s </text:span><text:span text:style-name="T2">al</text:span><text:span text:style-name="T2">l </text:span><text:span text:style-name="T2">pr</text:span><text:span text:style-name="T2">iv</text:span><text:span text:style-name="T2">ac</text:span><text:span text:style-name="T2">y </text:span><text:span text:style-name="T2">ac</text:span><text:span text:style-name="T2">ti</text:span><text:span text:style-name="T2">on</text:span><text:span text:style-name="T2">s</text:span></text:p>
          <text:p text:style-name="P5"><text:span text:style-name="T2"><text:s text:c="2"/></text:span><text:span text:style-name="T2">// </text:span><text:span text:style-name="T2">of </text:span><text:span text:style-name="T2">th</text:span><text:span text:style-name="T2">e </text:span><text:span text:style-name="T2">ab</text:span><text:span text:style-name="T2">ov</text:span><text:span text:style-name="T2">e </text:span><text:span text:style-name="T2">li</text:span><text:span text:style-name="T2">st </text:span><text:span text:style-name="T2">of </text:span><text:span text:style-name="T2">EO</text:span><text:span text:style-name="T2">SI</text:span><text:span text:style-name="T2">O </text:span><text:span text:style-name="T2">ac</text:span><text:span text:style-name="T2">ti</text:span><text:span text:style-name="T2">on</text:span><text:span text:style-name="T2">s:</text:span></text:p>
          <text:p text:style-name="P5"><text:span text:style-name="T2"/></text:p>
          <text:p text:style-name="P5"><text:span text:style-name="T2"/></text:p>
          <text:p text:style-name="P5"><text:span text:style-name="T2"/></text:p>
          <text:p text:style-name="P5"><text:span text:style-name="T2"/></text:p>
          <text:p text:style-name="P5"><text:span text:style-name="T2">}</text:span></text:p>
          <draw:enhanced-geometry svg:viewBox="0 0 21600 21600" draw:type="rectangle" draw:enhanced-path="M 0 0 L 21600 0 21600 21600 0 21600 0 0 Z N"/>
        </draw:custom-shape>
        <draw:custom-shape draw:style-name="gr4" draw:text-style-name="P7" draw:layer="layout" svg:width="0.127cm" svg:height="0.127cm" svg:x="7.042cm" svg:y="12.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127cm" svg:height="0.127cm" svg:x="7.342cm" svg:y="12.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127cm" svg:height="0.127cm" svg:x="7.642cm" svg:y="12.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6.606cm" svg:height="6.942cm" svg:x="15.381cm" svg:y="8.44cm">
          <text:p text:style-name="P3"><text:span text:style-name="T2">thezeostoken::step()</text:span></text:p>
          <text:p text:style-name="P3"><text:span text:style-name="T2">{</text:span></text:p>
          <text:p text:style-name="P3"><text:span text:style-name="T2"><text:s text:c="2"/></text:span><text:span text:style-name="T2">// The ‘step()‘ action </text:span><text:span text:style-name="T2">is just</text:span></text:p>
          <text:p text:style-name="P3"><text:span text:style-name="T2"><text:s text:c="2"/></text:span><text:span text:style-name="T2">// a wrapper for the </text:span><text:span text:style-name="T2">actual</text:span></text:p>
          <text:p text:style-name="P3"><text:span text:style-name="T2"><text:s text:c="2"/></text:span><text:span text:style-name="T2">// EOSIO action to be </text:span><text:span text:style-name="T2">executed.</text:span></text:p>
          <text:p text:style-name="P3"><text:span text:style-name="T2"/></text:p>
          <text:p text:style-name="P3"><text:span text:style-name="T2"/></text:p>
          <text:p text:style-name="P3"><text:span text:style-name="T2"/></text:p>
          <text:p text:style-name="P3"><text:span text:style-name="T2"><text:s text:c="2"/></text:span><text:span text:style-name="T2">// In addition to that </text:span><text:span text:style-name="T2">it auto-</text:span></text:p>
          <text:p text:style-name="P3"><text:span text:style-name="T2"><text:s text:c="2"/></text:span><text:span text:style-name="T2">// matically executes </text:span><text:span text:style-name="T2">all</text:span></text:p>
          <text:p text:style-name="P3"><text:span text:style-name="T2"><text:s text:c="2"/></text:span><text:span text:style-name="T2">// zactions which are </text:span><text:span text:style-name="T2">packed</text:span></text:p>
          <text:p text:style-name="P3"><text:span text:style-name="T2"><text:s text:c="2"/></text:span><text:span text:style-name="T2">// as payload into the </text:span><text:span text:style-name="T2">above</text:span></text:p>
          <text:p text:style-name="P3"><text:span text:style-name="T2"><text:s text:c="2"/></text:span><text:span text:style-name="T2">// executed action.</text:span></text:p>
          <text:p text:style-name="P3"><text:span text:style-name="T2"/></text:p>
          <text:p text:style-name="P3"><text:span text:style-name="T2"/></text:p>
          <text:p text:style-name="P3"><text:span text:style-name="T2">}</text:span></text:p>
          <draw:enhanced-geometry svg:viewBox="0 0 21600 21600" draw:type="rectangle" draw:enhanced-path="M 0 0 L 21600 0 21600 21600 0 21600 0 0 Z N"/>
        </draw:custom-shape>
        <draw:custom-shape draw:style-name="gr6" draw:text-style-name="P9" xml:id="id12" draw:id="id12" draw:layer="layout" svg:width="4.953cm" svg:height="0.508cm" svg:x="15.988cm" svg:y="10.316cm">
          <text:p text:style-name="P8"><text:span text:style-name="T4">randcontract::someaction(ztx, ...);</text:span></text:p>
          <draw:enhanced-geometry svg:viewBox="0 0 21600 21600" draw:mirror-horizontal="false" draw:mirror-vertical="false" draw:type="rectangle" draw:enhanced-path="M 0 0 L 21600 0 21600 21600 0 21600 0 0 Z N"/>
        </draw:custom-shape>
        <draw:custom-shape draw:style-name="gr7" draw:text-style-name="P11" xml:id="id13" draw:id="id13" draw:layer="layout" svg:width="4.953cm" svg:height="0.508cm" svg:x="15.988cm" svg:y="12.912cm">
          <text:p text:style-name="P10"><text:span text:style-name="T5">thezeostoken::exec(ztx);</text:span></text:p>
          <draw:enhanced-geometry svg:viewBox="0 0 21600 21600" draw:mirror-horizontal="false" draw:mirror-vertical="false" draw:type="rectangle" draw:enhanced-path="M 0 0 L 21600 0 21600 21600 0 21600 0 0 Z N"/>
        </draw:custom-shape>
        <draw:custom-shape draw:style-name="gr5" draw:text-style-name="P4" draw:layer="layout" svg:width="6.606cm" svg:height="6.942cm" svg:x="21.981cm" svg:y="8.44cm">
          <text:p text:style-name="P3"><text:span text:style-name="T2">th</text:span><text:span text:style-name="T2">ez</text:span><text:span text:style-name="T2">eo</text:span><text:span text:style-name="T2">st</text:span><text:span text:style-name="T2">ok</text:span><text:span text:style-name="T2">en</text:span><text:span text:style-name="T2">::</text:span><text:span text:style-name="T2">st</text:span><text:span text:style-name="T2">ep</text:span><text:span text:style-name="T2">()</text:span></text:p>
          <text:p text:style-name="P3"><text:span text:style-name="T2">{</text:span></text:p>
          <text:p text:style-name="P3"><text:span text:style-name="T2"><text:s text:c="2"/></text:span><text:span text:style-name="T2">// </text:span><text:span text:style-name="T2">No</text:span><text:span text:style-name="T2">t </text:span><text:span text:style-name="T2">al</text:span><text:span text:style-name="T2">l </text:span><text:span text:style-name="T2">ac</text:span><text:span text:style-name="T2">ti</text:span><text:span text:style-name="T2">on</text:span><text:span text:style-name="T2">s </text:span><text:span text:style-name="T2">ma</text:span><text:span text:style-name="T2">y </text:span><text:span text:style-name="T2">co</text:span><text:span text:style-name="T2">nt</text:span><text:span text:style-name="T2">ai</text:span><text:span text:style-name="T2">n</text:span></text:p>
          <text:p text:style-name="P3"><text:span text:style-name="T2"><text:s text:c="2"/></text:span><text:span text:style-name="T2">// </text:span><text:span text:style-name="T2">za</text:span><text:span text:style-name="T2">ct</text:span><text:span text:style-name="T2">io</text:span><text:span text:style-name="T2">ns </text:span><text:span text:style-name="T2">an</text:span><text:span text:style-name="T2">d </text:span><text:span text:style-name="T2">ar</text:span><text:span text:style-name="T2">e </text:span><text:span text:style-name="T2">ju</text:span><text:span text:style-name="T2">st </text:span><text:span text:style-name="T2">no</text:span><text:span text:style-name="T2">rm</text:span><text:span text:style-name="T2">al</text:span></text:p>
          <text:p text:style-name="P3"><text:span text:style-name="T2"><text:s text:c="2"/></text:span><text:span text:style-name="T2">// </text:span><text:span text:style-name="T2">EO</text:span><text:span text:style-name="T2">SI</text:span><text:span text:style-name="T2">O </text:span><text:span text:style-name="T2">ac</text:span><text:span text:style-name="T2">ti</text:span><text:span text:style-name="T2">on</text:span><text:span text:style-name="T2">s </text:span><text:span text:style-name="T2">wi</text:span><text:span text:style-name="T2">th </text:span><text:span text:style-name="T2">no </text:span><text:span text:style-name="T2">pr</text:span><text:span text:style-name="T2">iv</text:span><text:span text:style-name="T2">ac</text:span><text:span text:style-name="T2">y</text:span></text:p>
          <text:p text:style-name="P3"><text:span text:style-name="T2"><text:s text:c="2"/></text:span><text:span text:style-name="T2">// </text:span><text:span text:style-name="T2">de</text:span><text:span text:style-name="T2">pe</text:span><text:span text:style-name="T2">nd</text:span><text:span text:style-name="T2">en</text:span><text:span text:style-name="T2">ci</text:span><text:span text:style-name="T2">es</text:span><text:span text:style-name="T2">.</text:span></text:p>
          <text:p text:style-name="P3"><text:span text:style-name="T2"/></text:p>
          <text:p text:style-name="P3"><text:span text:style-name="T2"/></text:p>
          <text:p text:style-name="P3"><text:span text:style-name="T2">}</text:span></text:p>
          <draw:enhanced-geometry svg:viewBox="0 0 21600 21600" draw:type="rectangle" draw:enhanced-path="M 0 0 L 21600 0 21600 21600 0 21600 0 0 Z N"/>
        </draw:custom-shape>
        <draw:custom-shape draw:style-name="gr8" draw:text-style-name="P12" draw:layer="layout" svg:width="4.953cm" svg:height="0.508cm" svg:x="22.645cm" svg:y="10.637cm">
          <text:p text:style-name="P8"><text:span text:style-name="T4">oth</text:span><text:span text:style-name="T4">erc</text:span><text:span text:style-name="T4">ont</text:span><text:span text:style-name="T4">rac</text:span><text:span text:style-name="T4">::s</text:span><text:span text:style-name="T4">ome</text:span><text:span text:style-name="T4">act</text:span><text:span text:style-name="T4">ion</text:span><text:span text:style-name="T4">(..</text:span><text:span text:style-name="T4">.);</text:span></text:p>
          <draw:enhanced-geometry svg:viewBox="0 0 21600 21600" draw:mirror-horizontal="false" draw:mirror-vertical="false" draw:type="rectangle" draw:enhanced-path="M 0 0 L 21600 0 21600 21600 0 21600 0 0 Z N"/>
        </draw:custom-shape>
        <draw:custom-shape draw:style-name="gr5" draw:text-style-name="P4" draw:layer="layout" svg:width="6.606cm" svg:height="6.942cm" svg:x="35.181cm" svg:y="8.44cm">
          <text:p text:style-name="P3"><text:span text:style-name="T2">th</text:span><text:span text:style-name="T2">ez</text:span><text:span text:style-name="T2">eo</text:span><text:span text:style-name="T2">st</text:span><text:span text:style-name="T2">ok</text:span><text:span text:style-name="T2">en</text:span><text:span text:style-name="T2">::</text:span><text:span text:style-name="T2">st</text:span><text:span text:style-name="T2">ep</text:span><text:span text:style-name="T2">()</text:span></text:p>
          <text:p text:style-name="P3"><text:span text:style-name="T2">{</text:span></text:p>
          <text:p text:style-name="P3"><text:span text:style-name="T2"><text:s text:c="2"/></text:span><text:span text:style-name="T2">// </text:span><text:span text:style-name="T2">It </text:span><text:span text:style-name="T2">is </text:span><text:span text:style-name="T2">im</text:span><text:span text:style-name="T2">po</text:span><text:span text:style-name="T2">rt</text:span><text:span text:style-name="T2">an</text:span><text:span text:style-name="T2">t </text:span><text:span text:style-name="T2">th</text:span><text:span text:style-name="T2">at </text:span><text:span text:style-name="T2">th</text:span><text:span text:style-name="T2">e </text:span><text:span text:style-name="T2">nu</text:span><text:span text:style-name="T2">m</text:span></text:p>
          <text:p text:style-name="P3"><text:span text:style-name="T2"><text:s text:c="2"/></text:span><text:span text:style-name="T2">// </text:span><text:span text:style-name="T2">of </text:span><text:span text:style-name="T2">‘s</text:span><text:span text:style-name="T2">te</text:span><text:span text:style-name="T2">p(</text:span><text:span text:style-name="T2">)’</text:span><text:span text:style-name="T2">s </text:span><text:span text:style-name="T2">in </text:span><text:span text:style-name="T2">th</text:span><text:span text:style-name="T2">e </text:span><text:span text:style-name="T2">EO</text:span><text:span text:style-name="T2">SI</text:span><text:span text:style-name="T2">O </text:span><text:span text:style-name="T2">tx</text:span></text:p>
          <text:p text:style-name="P3"><text:span text:style-name="T2"><text:s text:c="2"/></text:span><text:span text:style-name="T2">// </text:span><text:span text:style-name="T2">eq</text:span><text:span text:style-name="T2">ua</text:span><text:span text:style-name="T2">ls </text:span><text:span text:style-name="T2">th</text:span><text:span text:style-name="T2">e </text:span><text:span text:style-name="T2">nu</text:span><text:span text:style-name="T2">mb</text:span><text:span text:style-name="T2">er </text:span><text:span text:style-name="T2">of </text:span><text:span text:style-name="T2">ac</text:span><text:span text:style-name="T2">ti</text:span><text:span text:style-name="T2">on</text:span><text:span text:style-name="T2">s</text:span></text:p>
          <text:p text:style-name="P3"><text:span text:style-name="T2"><text:s text:c="2"/></text:span><text:span text:style-name="T2">// </text:span><text:span text:style-name="T2">in </text:span><text:span text:style-name="T2">th</text:span><text:span text:style-name="T2">e </text:span><text:span text:style-name="T2">li</text:span><text:span text:style-name="T2">st</text:span><text:span text:style-name="T2">&lt;a</text:span><text:span text:style-name="T2">ct</text:span><text:span text:style-name="T2">io</text:span><text:span text:style-name="T2">n&gt; </text:span><text:span text:style-name="T2">or</text:span></text:p>
          <text:p text:style-name="P3"><text:span text:style-name="T2"><text:s text:c="2"/></text:span><text:span text:style-name="T2">// </text:span><text:span text:style-name="T2">‘b</text:span><text:span text:style-name="T2">eg</text:span><text:span text:style-name="T2">in</text:span><text:span text:style-name="T2">’ </text:span><text:span text:style-name="T2">wi</text:span><text:span text:style-name="T2">ll </text:span><text:span text:style-name="T2">fa</text:span><text:span text:style-name="T2">il</text:span><text:span text:style-name="T2">.</text:span></text:p>
          <text:p text:style-name="P3"><text:span text:style-name="T2"/></text:p>
          <text:p text:style-name="P3"><text:span text:style-name="T2"/></text:p>
          <text:p text:style-name="P3"><text:span text:style-name="T2"/></text:p>
          <text:p text:style-name="P3"><text:span text:style-name="T2"><text:s text:c="2"/></text:span><text:span text:style-name="T2">// </text:span><text:span text:style-name="T2">Th</text:span><text:span text:style-name="T2">e </text:span><text:span text:style-name="T2">nu</text:span><text:span text:style-name="T2">mb</text:span><text:span text:style-name="T2">er </text:span><text:span text:style-name="T2">of </text:span><text:span text:style-name="T2">za</text:span><text:span text:style-name="T2">ct</text:span><text:span text:style-name="T2">io</text:span><text:span text:style-name="T2">ns </text:span><text:span text:style-name="T2">mi</text:span><text:span text:style-name="T2">gh</text:span><text:span text:style-name="T2">t</text:span></text:p>
          <text:p text:style-name="P3"><text:span text:style-name="T2"><text:s text:c="2"/></text:span><text:span text:style-name="T2">// </text:span><text:span text:style-name="T2">va</text:span><text:span text:style-name="T2">ry </text:span><text:span text:style-name="T2">fr</text:span><text:span text:style-name="T2">om </text:span><text:span text:style-name="T2">ac</text:span><text:span text:style-name="T2">ti</text:span><text:span text:style-name="T2">on </text:span><text:span text:style-name="T2">to </text:span><text:span text:style-name="T2">ac</text:span><text:span text:style-name="T2">ti</text:span><text:span text:style-name="T2">on</text:span><text:span text:style-name="T2">.</text:span></text:p>
          <text:p text:style-name="P3"><text:span text:style-name="T2"/></text:p>
          <text:p text:style-name="P3"><text:span text:style-name="T2"/></text:p>
          <text:p text:style-name="P3"><text:span text:style-name="T2">}</text:span></text:p>
          <draw:enhanced-geometry svg:viewBox="0 0 21600 21600" draw:type="rectangle" draw:enhanced-path="M 0 0 L 21600 0 21600 21600 0 21600 0 0 Z N"/>
        </draw:custom-shape>
        <draw:custom-shape draw:style-name="gr9" draw:text-style-name="P13" xml:id="id14" draw:id="id14" draw:layer="layout" svg:width="4.953cm" svg:height="0.508cm" svg:x="35.831cm" svg:y="10.994cm">
          <text:p text:style-name="P8"><text:span text:style-name="T4">thirdcontrac::someaction(ztx, ...);</text:span></text:p>
          <draw:enhanced-geometry svg:viewBox="0 0 21600 21600" draw:mirror-horizontal="false" draw:mirror-vertical="false" draw:type="rectangle" draw:enhanced-path="M 0 0 L 21600 0 21600 21600 0 21600 0 0 Z N"/>
        </draw:custom-shape>
        <draw:custom-shape draw:style-name="gr10" draw:text-style-name="P15" xml:id="id2" draw:id="id2" draw:layer="layout" svg:width="4.953cm" svg:height="0.508cm" svg:x="35.831cm" svg:y="12.596cm">
          <text:p text:style-name="P14"><text:span text:style-name="T5">thezeostoken::exec(ztx);</text:span></text:p>
          <draw:enhanced-geometry svg:viewBox="0 0 21600 21600" draw:mirror-horizontal="false" draw:mirror-vertical="false" draw:type="rectangle" draw:enhanced-path="M 0 0 L 21600 0 21600 21600 0 21600 0 0 Z N"/>
        </draw:custom-shape>
        <draw:custom-shape draw:style-name="gr4" draw:text-style-name="P7" draw:layer="layout" svg:width="0.127cm" svg:height="0.127cm" svg:x="42.169cm" svg:y="12.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127cm" svg:height="0.127cm" svg:x="42.469cm" svg:y="12.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0.127cm" svg:height="0.127cm" svg:x="42.769cm" svg:y="12.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9" xml:id="id3" draw:id="id3" draw:layer="layout" svg:width="4.945cm" svg:height="0.508cm" svg:x="8.828cm" svg:y="10.286cm">
          <text:p text:style-name="P8"><text:span text:style-name="T4">randcontract::someaction(ztx, ...);</text:span></text:p>
          <draw:enhanced-geometry svg:viewBox="0 0 21600 21600" draw:mirror-horizontal="false" draw:mirror-vertical="false" draw:type="rectangle" draw:enhanced-path="M 0 0 L 21600 0 21600 21600 0 21600 0 0 Z N"/>
        </draw:custom-shape>
        <draw:custom-shape draw:style-name="gr12" draw:text-style-name="P16" xml:id="id6" draw:id="id6" draw:layer="layout" svg:width="4.947cm" svg:height="0.508cm" svg:x="8.824cm" svg:y="11.286cm">
          <text:p text:style-name="P8"><text:span text:style-name="T4">thezeostoken::exec(ztx);</text:span></text:p>
          <draw:enhanced-geometry svg:viewBox="0 0 21600 21600" draw:mirror-horizontal="false" draw:mirror-vertical="false" draw:type="rectangle" draw:enhanced-path="M 0 0 L 21600 0 21600 21600 0 21600 0 0 Z N"/>
        </draw:custom-shape>
        <draw:custom-shape draw:style-name="gr13" draw:text-style-name="P13" xml:id="id4" draw:id="id4" draw:layer="layout" svg:width="4.946cm" svg:height="0.508cm" svg:x="8.822cm" svg:y="11.786cm">
          <text:p text:style-name="P8"><text:span text:style-name="T4">thirdcontrac::someaction(ztx, ...);</text:span></text:p>
          <draw:enhanced-geometry svg:viewBox="0 0 21600 21600" draw:mirror-horizontal="false" draw:mirror-vertical="false" draw:type="rectangle" draw:enhanced-path="M 0 0 L 21600 0 21600 21600 0 21600 0 0 Z N"/>
        </draw:custom-shape>
        <draw:custom-shape draw:style-name="gr14" draw:text-style-name="P15" draw:layer="layout" svg:width="4.953cm" svg:height="1.307cm" svg:x="8.82cm" svg:y="13.613cm">
          <text:p text:style-name="P14"><text:span text:style-name="T5">thezeostoken::verify(proof, inputs);</text:span></text:p>
          <draw:enhanced-geometry svg:viewBox="0 0 21600 21600" draw:type="rectangle" draw:enhanced-path="M 0 0 L 21600 0 21600 21600 0 21600 0 0 Z N"/>
        </draw:custom-shape>
        <draw:connector draw:style-name="gr15" draw:text-style-name="P18" draw:layer="layout" draw:line-skew="1.103cm" svg:x1="18.464cm" svg:y1="13.483cm" svg:x2="11.288cm" svg:y2="14.666cm" draw:end-shape="id1" draw:end-glue-point="2" svg:d="M18464 13483v2788h-7176v-1605" svg:viewBox="0 0 7177 2789">
          <text:p text:style-name="P17"><text:span text:style-name="T6">validated by</text:span></text:p>
        </draw:connector>
        <draw:connector draw:style-name="gr16" draw:text-style-name="P19" draw:layer="layout" draw:line-skew="1.103cm" svg:x1="38.307cm" svg:y1="13.104cm" svg:x2="11.288cm" svg:y2="14.666cm" draw:start-shape="id2" draw:start-glue-point="2" draw:end-shape="id1" draw:end-glue-point="2" svg:d="M38307 13104v3167h-27019v-1605" svg:viewBox="0 0 27020 3168">
          <text:p/>
        </draw:connector>
        <draw:custom-shape draw:style-name="gr17" draw:text-style-name="P21" xml:id="id1" draw:id="id1" draw:layer="layout" svg:width="2.794cm" svg:height="0.508cm" svg:x="9.891cm" svg:y="14.158cm">
          <text:p text:style-name="P20"><text:span text:style-name="T7">Halo 2 proof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23" draw:layer="layout" draw:line-skew="1.024cm" svg:x1="13.773cm" svg:y1="10.54cm" svg:x2="12.685cm" svg:y2="14.412cm" draw:start-shape="id3" draw:start-glue-point="1" draw:end-shape="id1" draw:end-glue-point="1" svg:d="M13773 10540h1524v3872h-2612" svg:viewBox="0 0 2613 3873">
          <text:p text:style-name="P22"><text:span text:style-name="T6">inputs</text:span></text:p>
        </draw:connector>
        <draw:connector draw:style-name="gr18" draw:text-style-name="P24" draw:layer="layout" draw:line-skew="1.028cm" svg:x1="13.768cm" svg:y1="12.04cm" svg:x2="12.685cm" svg:y2="14.412cm" draw:start-shape="id4" draw:start-glue-point="1" draw:end-shape="id1" draw:end-glue-point="1" svg:d="M13768 12040h1529v2372h-2612" svg:viewBox="0 0 2613 2373">
          <text:p/>
        </draw:connector>
        <draw:custom-shape draw:style-name="gr19" draw:text-style-name="P26" draw:layer="layout" svg:width="8.962cm" svg:height="1.429cm" svg:x="1.255cm" svg:y="16.212cm">
          <text:p text:style-name="P25"><text:span text:style-name="T8">Time/Execution Ord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6.606cm" svg:height="6.942cm" svg:x="28.581cm" svg:y="8.44cm">
          <text:p text:style-name="P3"><text:span text:style-name="T2">thezeostoken::step()</text:span></text:p>
          <text:p text:style-name="P3"><text:span text:style-name="T2">{</text:span></text:p>
          <text:p text:style-name="P3"><text:span text:style-name="T2"><text:s text:c="2"/></text:span><text:span text:style-name="T2">// A ‘step()’ might contain no</text:span></text:p>
          <text:p text:style-name="P3"><text:span text:style-name="T2"><text:s text:c="2"/></text:span><text:span text:style-name="T2">// third party action but is just</text:span></text:p>
          <text:p text:style-name="P3"><text:span text:style-name="T2"><text:s text:c="2"/></text:span><text:span text:style-name="T2">// a pure ZEOS private</text:span></text:p>
          <text:p text:style-name="P3"><text:span text:style-name="T2"><text:s text:c="2"/></text:span><text:span text:style-name="T2">// transaction.</text:span></text:p>
          <text:p text:style-name="P3"><text:span text:style-name="T2"/></text:p>
          <text:p text:style-name="P3"><text:span text:style-name="T2"/></text:p>
          <text:p text:style-name="P3"><text:span text:style-name="T2">}</text:span></text:p>
          <draw:enhanced-geometry svg:viewBox="0 0 21600 21600" draw:type="rectangle" draw:enhanced-path="M 0 0 L 21600 0 21600 21600 0 21600 0 0 Z N"/>
        </draw:custom-shape>
        <draw:custom-shape draw:style-name="gr10" draw:text-style-name="P16" xml:id="id5" draw:id="id5" draw:layer="layout" svg:width="4.953cm" svg:height="0.508cm" svg:x="29.245cm" svg:y="10.637cm">
          <text:p text:style-name="P8"><text:span text:style-name="T4">thezeostoken::exec(ztx);</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4.947cm" svg:height="0.508cm" svg:x="8.824cm" svg:y="10.786cm">
          <text:p text:style-name="P8"><text:span text:style-name="T4">othercontrac::someaction(...);</text:span></text:p>
          <draw:enhanced-geometry svg:viewBox="0 0 21600 21600" draw:mirror-horizontal="false" draw:mirror-vertical="false" draw:type="rectangle" draw:enhanced-path="M 0 0 L 21600 0 21600 21600 0 21600 0 0 Z N"/>
        </draw:custom-shape>
        <draw:connector draw:style-name="gr16" draw:text-style-name="P19" draw:layer="layout" draw:line-skew="1.103cm" svg:x1="31.721cm" svg:y1="11.145cm" svg:x2="11.288cm" svg:y2="14.666cm" draw:start-shape="id5" draw:start-glue-point="2" draw:end-shape="id1" draw:end-glue-point="2" svg:d="M31721 11145v5126h-20433v-1605" svg:viewBox="0 0 20434 5127">
          <text:p/>
        </draw:connector>
        <draw:connector draw:style-name="gr18" draw:text-style-name="P23" draw:layer="layout" draw:line-skew="1.026cm" svg:x1="13.771cm" svg:y1="11.54cm" svg:x2="12.685cm" svg:y2="14.412cm" draw:start-shape="id6" draw:start-glue-point="1" draw:end-shape="id1" draw:end-glue-point="1" svg:d="M13771 11540h1526v2872h-2612" svg:viewBox="0 0 2613 2873">
          <text:p/>
        </draw:connector>
        <draw:custom-shape draw:style-name="gr21" draw:text-style-name="P2" draw:layer="layout" svg:width="20.493cm" svg:height="7.62cm" svg:x="1.281cm" svg:y="32.409cm">
          <text:p text:style-name="P1"><text:span text:style-name="T1">EOSIO Transaction</text:span></text:p>
          <draw:enhanced-geometry svg:viewBox="0 0 21600 21600" draw:type="rectangle" draw:enhanced-path="M 0 0 L 21600 0 21600 21600 0 21600 0 0 Z N"/>
        </draw:custom-shape>
        <draw:custom-shape draw:style-name="gr22" draw:text-style-name="P6" draw:layer="layout" svg:width="7.243cm" svg:height="6.288cm" svg:x="1.281cm" svg:y="33.741cm">
          <text:p text:style-name="P5"><text:span text:style-name="T2">thezeostoken::begin(proof, tx)</text:span></text:p>
          <text:p text:style-name="P5"><text:span text:style-name="T2">{</text:span></text:p>
          <text:p text:style-name="P5"><text:span text:style-name="T2"><text:s text:c="2"/></text:span><text:span text:style-name="T2">// list of EOSIO actions which depend</text:span></text:p>
          <text:p text:style-name="P5"><text:span text:style-name="T2"><text:s text:c="2"/></text:span><text:span text:style-name="T2">// on privacy actions of thezeostoken</text:span></text:p>
          <text:p text:style-name="P5"><text:span text:style-name="T2"><text:s text:c="2"/></text:span><text:span text:style-name="T2">// contract:</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s text:c="2"/></text:span><text:span text:style-name="T2">// verification of </text:span><text:span text:style-name="T3">Halo 2 proof bundle</text:span></text:p>
          <text:p text:style-name="P5"><text:span text:style-name="T2"><text:s text:c="2"/></text:span><text:span text:style-name="T2">// which validates all privacy actions</text:span></text:p>
          <text:p text:style-name="P5"><text:span text:style-name="T2"><text:s text:c="2"/></text:span><text:span text:style-name="T2">// of the above list of EOSIO actions:</text:span></text:p>
          <text:p text:style-name="P5"><text:span text:style-name="T2"/></text:p>
          <text:p text:style-name="P5"><text:span text:style-name="T2"/></text:p>
          <text:p text:style-name="P5"><text:span text:style-name="T2"/></text:p>
          <text:p text:style-name="P5"><text:span text:style-name="T2"/></text:p>
          <text:p text:style-name="P5"><text:span text:style-name="T2">}</text:span></text:p>
          <draw:enhanced-geometry svg:viewBox="0 0 21600 21600" draw:type="rectangle" draw:enhanced-path="M 0 0 L 21600 0 21600 21600 0 21600 0 0 Z N"/>
        </draw:custom-shape>
        <draw:custom-shape draw:style-name="gr23" draw:text-style-name="P4" draw:layer="layout" svg:width="6.606cm" svg:height="6.288cm" svg:x="8.481cm" svg:y="33.741cm">
          <text:p text:style-name="P3"><text:span text:style-name="T2">thezeostoken::step()</text:span></text:p>
          <text:p text:style-name="P3"><text:span text:style-name="T2">{</text:span></text:p>
          <text:p text:style-name="P3"><text:span text:style-name="T2"><text:s text:c="2"/></text:span><text:span text:style-name="T2">// First step only contains</text:span></text:p>
          <text:p text:style-name="P3"><text:span text:style-name="T2"><text:s text:c="2"/></text:span><text:span text:style-name="T2">// privacy actions:</text:span></text:p>
          <text:p text:style-name="P3"><text:span text:style-name="T2"><text:s text:c="2"/></text:span><text:span text:style-name="T2">// </text:span></text:p>
          <text:p text:style-name="P3"><text:span text:style-name="T2"><text:s text:c="2"/></text:span><text:span text:style-name="T2">// 1. One or more ‘burnft’ actions</text:span></text:p>
          <text:p text:style-name="P3"><text:span text:style-name="T2"><text:s text:c="2"/></text:span><text:span text:style-name="T2">// <text:s text:c="3"/>to transfer the quantity to</text:span></text:p>
          <text:p text:style-name="P3"><text:span text:style-name="T2"><text:s text:c="2"/></text:span><text:span text:style-name="T2">// <text:s text:c="3"/>the exchange’s EOS account.</text:span></text:p>
          <text:p text:style-name="P3"><text:span text:style-name="T2"><text:s text:c="2"/></text:span><text:span text:style-name="T2">// 2. One ‘minthauth’ action to</text:span></text:p>
          <text:p text:style-name="P3"><text:span text:style-name="T2"><text:s text:c="2"/></text:span><text:span text:style-name="T2">// <text:s text:c="3"/>create an auth token which</text:span></text:p>
          <text:p text:style-name="P3"><text:span text:style-name="T2"><text:s text:c="2"/></text:span><text:span text:style-name="T2">// <text:s text:c="3"/>is needed to withdraw the</text:span></text:p>
          <text:p text:style-name="P3"><text:span text:style-name="T2"><text:s text:c="2"/></text:span><text:span text:style-name="T2">// <text:s text:c="3"/>tokens back to a wallet.</text:span></text:p>
          <text:p text:style-name="P3"><text:span text:style-name="T2"/></text:p>
          <text:p text:style-name="P3"><text:span text:style-name="T2"/></text:p>
          <text:p text:style-name="P3"><text:span text:style-name="T2">}</text:span></text:p>
          <draw:enhanced-geometry svg:viewBox="0 0 21600 21600" draw:type="rectangle" draw:enhanced-path="M 0 0 L 21600 0 21600 21600 0 21600 0 0 Z N"/>
        </draw:custom-shape>
        <draw:custom-shape draw:style-name="gr24" draw:text-style-name="P11" xml:id="id7" draw:id="id7" draw:layer="layout" svg:width="4.953cm" svg:height="0.508cm" svg:x="9.088cm" svg:y="37.913cm">
          <text:p text:style-name="P10"><text:span text:style-name="T5">thezeostoken::exec(ztx);</text:span></text:p>
          <draw:enhanced-geometry svg:viewBox="0 0 21600 21600" draw:mirror-horizontal="false" draw:mirror-vertical="false" draw:type="rectangle" draw:enhanced-path="M 0 0 L 21600 0 21600 21600 0 21600 0 0 Z N"/>
        </draw:custom-shape>
        <draw:custom-shape draw:style-name="gr25" draw:text-style-name="P4" draw:layer="layout" svg:width="6.693cm" svg:height="6.288cm" svg:x="15.081cm" svg:y="33.741cm">
          <text:p text:style-name="P3"><text:span text:style-name="T2">thezeostoken::step()</text:span></text:p>
          <text:p text:style-name="P3"><text:span text:style-name="T2">{</text:span></text:p>
          <text:p text:style-name="P3"><text:span text:style-name="T2"><text:s text:c="2"/></text:span><text:span text:style-name="T2">// The private withdraw action of</text:span></text:p>
          <text:p text:style-name="P3"><text:span text:style-name="T2"><text:s text:c="2"/></text:span><text:span text:style-name="T2">// the exchange transfers the </text:span></text:p>
          <text:p text:style-name="P3"><text:span text:style-name="T2"><text:s text:c="2"/></text:span><text:span text:style-name="T2">// tokens (only accessible with</text:span></text:p>
          <text:p text:style-name="P3"><text:span text:style-name="T2"><text:s text:c="2"/></text:span><text:span text:style-name="T2">// auth token from prev action)</text:span></text:p>
          <text:p text:style-name="P3"><text:span text:style-name="T2"><text:s text:c="2"/></text:span><text:span text:style-name="T2">// back to thezeostoken contract.</text:span></text:p>
          <text:p text:style-name="P3"><text:span text:style-name="T2"/></text:p>
          <text:p text:style-name="P3"><text:span text:style-name="T2"/></text:p>
          <text:p text:style-name="P3"><text:span text:style-name="T2"/></text:p>
          <text:p text:style-name="P3"><text:span text:style-name="T2"><text:s text:c="2"/></text:span><text:span text:style-name="T2">// Two zactions are required:</text:span></text:p>
          <text:p text:style-name="P3"><text:span text:style-name="T2"><text:s text:c="2"/></text:span><text:span text:style-name="T2">// </text:span></text:p>
          <text:p text:style-name="P3"><text:span text:style-name="T2"><text:s text:c="2"/></text:span><text:span text:style-name="T2">// 1. One ‘mintft’ to create the</text:span></text:p>
          <text:p text:style-name="P3"><text:span text:style-name="T2"><text:s text:c="2"/></text:span><text:span text:style-name="T2">// <text:s text:c="3"/>new UTXO.</text:span></text:p>
          <text:p text:style-name="P3"><text:span text:style-name="T2"><text:s text:c="2"/></text:span><text:span text:style-name="T2">// 2. A ‘burnauth’ to gain access.</text:span></text:p>
          <text:p text:style-name="P3"><text:span text:style-name="T2"/></text:p>
          <text:p text:style-name="P3"><text:span text:style-name="T2"/></text:p>
          <text:p text:style-name="P3"><text:span text:style-name="T2">}</text:span></text:p>
          <draw:enhanced-geometry svg:viewBox="0 0 21600 21600" draw:type="rectangle" draw:enhanced-path="M 0 0 L 21600 0 21600 21600 0 21600 0 0 Z N"/>
        </draw:custom-shape>
        <draw:custom-shape draw:style-name="gr9" draw:text-style-name="P13" xml:id="id15" draw:id="id15" draw:layer="layout" svg:width="4.953cm" svg:height="0.508cm" svg:x="15.731cm" svg:y="36.295cm">
          <text:p text:style-name="P8"><text:span text:style-name="T4">zeosexchange::privwithdraw(ztx, ...);</text:span></text:p>
          <draw:enhanced-geometry svg:viewBox="0 0 21600 21600" draw:mirror-horizontal="false" draw:mirror-vertical="false" draw:type="rectangle" draw:enhanced-path="M 0 0 L 21600 0 21600 21600 0 21600 0 0 Z N"/>
        </draw:custom-shape>
        <draw:custom-shape draw:style-name="gr10" draw:text-style-name="P15" xml:id="id9" draw:id="id9" draw:layer="layout" svg:width="4.953cm" svg:height="0.508cm" svg:x="15.731cm" svg:y="38.997cm">
          <text:p text:style-name="P14"><text:span text:style-name="T5">thezeostoken::exec(ztx);</text:span></text:p>
          <draw:enhanced-geometry svg:viewBox="0 0 21600 21600" draw:mirror-horizontal="false" draw:mirror-vertical="false" draw:type="rectangle" draw:enhanced-path="M 0 0 L 21600 0 21600 21600 0 21600 0 0 Z N"/>
        </draw:custom-shape>
        <draw:custom-shape draw:style-name="gr26" draw:text-style-name="P16" xml:id="id10" draw:id="id10" draw:layer="layout" svg:width="4.945cm" svg:height="0.508cm" svg:x="1.928cm" svg:y="35.587cm">
          <text:p text:style-name="P8"><text:span text:style-name="T4">thezeostoken::exec(ztx);</text:span></text:p>
          <draw:enhanced-geometry svg:viewBox="0 0 21600 21600" draw:mirror-horizontal="false" draw:mirror-vertical="false" draw:type="rectangle" draw:enhanced-path="M 0 0 L 21600 0 21600 21600 0 21600 0 0 Z N"/>
        </draw:custom-shape>
        <draw:custom-shape draw:style-name="gr13" draw:text-style-name="P13" xml:id="id11" draw:id="id11" draw:layer="layout" svg:width="4.946cm" svg:height="0.508cm" svg:x="1.922cm" svg:y="36.086cm">
          <text:p text:style-name="P8"><text:span text:style-name="T4">zeosexchange::privwithdraw(ztx, ...);</text:span></text:p>
          <draw:enhanced-geometry svg:viewBox="0 0 21600 21600" draw:mirror-horizontal="false" draw:mirror-vertical="false" draw:type="rectangle" draw:enhanced-path="M 0 0 L 21600 0 21600 21600 0 21600 0 0 Z N"/>
        </draw:custom-shape>
        <draw:custom-shape draw:style-name="gr14" draw:text-style-name="P15" draw:layer="layout" svg:width="4.953cm" svg:height="1.307cm" svg:x="1.92cm" svg:y="38.214cm">
          <text:p text:style-name="P14"><text:span text:style-name="T5">thezeostoken::verify(proof, inputs);</text:span></text:p>
          <draw:enhanced-geometry svg:viewBox="0 0 21600 21600" draw:type="rectangle" draw:enhanced-path="M 0 0 L 21600 0 21600 21600 0 21600 0 0 Z N"/>
        </draw:custom-shape>
        <draw:connector draw:style-name="gr15" draw:text-style-name="P18" draw:layer="layout" draw:line-skew="1.128cm" svg:x1="11.564cm" svg:y1="38.421cm" svg:x2="4.388cm" svg:y2="39.267cm" draw:start-shape="id7" draw:start-glue-point="2" draw:end-shape="id8" draw:end-glue-point="2" svg:d="M11564 38421v2476h-7176v-1630" svg:viewBox="0 0 7177 2477">
          <text:p text:style-name="P27"><text:span text:style-name="T6">validated by</text:span></text:p>
        </draw:connector>
        <draw:connector draw:style-name="gr16" draw:text-style-name="P19" draw:layer="layout" draw:line-skew="0.891cm" svg:x1="18.207cm" svg:y1="39.505cm" svg:x2="4.388cm" svg:y2="39.267cm" draw:start-shape="id9" draw:start-glue-point="2" draw:end-shape="id8" draw:end-glue-point="2" svg:d="M18207 39505v1392h-13819v-1630" svg:viewBox="0 0 13820 1631">
          <text:p/>
        </draw:connector>
        <draw:custom-shape draw:style-name="gr17" draw:text-style-name="P21" xml:id="id8" draw:id="id8" draw:layer="layout" svg:width="2.794cm" svg:height="0.508cm" svg:x="2.991cm" svg:y="38.759cm">
          <text:p text:style-name="P20"><text:span text:style-name="T7">Halo 2 proof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23" draw:layer="layout" draw:line-skew="1.024cm" svg:x1="6.873cm" svg:y1="35.841cm" svg:x2="5.785cm" svg:y2="39.013cm" draw:start-shape="id10" draw:start-glue-point="1" draw:end-shape="id8" draw:end-glue-point="1" svg:d="M6873 35841h1524v3172h-2612" svg:viewBox="0 0 2613 3173">
          <text:p text:style-name="P22"><text:span text:style-name="T6">inputs</text:span></text:p>
        </draw:connector>
        <draw:connector draw:style-name="gr18" draw:text-style-name="P24" draw:layer="layout" draw:line-skew="1.028cm" svg:x1="6.868cm" svg:y1="36.34cm" svg:x2="5.785cm" svg:y2="39.013cm" draw:start-shape="id11" draw:start-glue-point="1" draw:end-shape="id8" draw:end-glue-point="1" svg:d="M6868 36340h1538v2673h-2621" svg:viewBox="0 0 2622 2674">
          <text:p/>
        </draw:connector>
        <draw:custom-shape draw:style-name="gr19" draw:text-style-name="P26" draw:layer="layout" svg:width="8.962cm" svg:height="1.429cm" svg:x="1.255cm" svg:y="41.513cm">
          <text:p text:style-name="P25"><text:span text:style-name="T8">Time/Execution Ord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30" draw:layer="layout" svg:width="42.018cm" svg:height="12.575cm" svg:x="1.051cm" svg:y="17.809cm">
          <draw:text-box>
            <text:p text:style-name="P28"><text:span text:style-name="T9">Any EOSIO transaction </text:span><text:span text:style-name="T9">may contain a sequence </text:span><text:span text:style-name="T9">of actions of which each </text:span><text:span text:style-name="T9">action itself depends on </text:span><text:span text:style-name="T9">one or more ZEOS </text:span><text:span text:style-name="T9">privacy actions. Instead </text:span><text:span text:style-name="T9">of adding those actions </text:span><text:span text:style-name="T9">directly into the EOSIO </text:span><text:span text:style-name="T9">transaction they are </text:span><text:span text:style-name="T9">being 'packed' and </text:span><text:span text:style-name="T9">added to a separate list </text:span><text:span text:style-name="T9">of actions 'tx'. This list is </text:span><text:span text:style-name="T9">passed to the 'begin()' </text:span><text:span text:style-name="T9">action of thezeostoken </text:span><text:span text:style-name="T9">contract together with the </text:span><text:span text:style-name="T9">Halo 2 proof bundle </text:span><text:span text:style-name="T9">which validates all ZEOS </text:span><text:span text:style-name="T9">privacy actions 'ztx's </text:span><text:span text:style-name="T9">which the sequence of </text:span><text:span text:style-name="T9">packed EOSIO actions </text:span><text:span text:style-name="T9">'tx' depends on.</text:span></text:p>
            <text:p text:style-name="P28"><text:span text:style-name="T9"/></text:p>
            <text:p text:style-name="P28"><text:span text:style-name="T9">The 'begin()' action </text:span><text:span text:style-name="T9">checks the submitted </text:span><text:span text:style-name="T9">sequence 'tx' for </text:span><text:span text:style-name="T9">blacklisted EOSIO </text:span><text:span text:style-name="T9">actions (like system </text:span><text:span text:style-name="T9">contract or transfer </text:span><text:span text:style-name="T9">actions) and aborts if </text:span><text:span text:style-name="T9">present. It then scans the </text:span><text:span text:style-name="T9">serialized (i.e. 'packed') </text:span><text:span text:style-name="T9">parameters of each </text:span><text:span text:style-name="T9">EOSIO action in 'tx' for </text:span><text:span text:style-name="T9">ZEOS privacy actions </text:span><text:span text:style-name="T9">'ztx'. It extracts all public </text:span><text:span text:style-name="T9">inputs in order to verify </text:span><text:span text:style-name="T9">the Halo 2 proof bundle. </text:span><text:span text:style-name="T9">Furthermore it checks if </text:span><text:span text:style-name="T9">the 'begin()' action is </text:span><text:span text:style-name="T9">followed by the exact </text:span><text:span text:style-name="T9">amount of 'step()' actions </text:span><text:span text:style-name="T9">as number of actions in </text:span><text:span text:style-name="T9">'tx' (and aborts if not).</text:span></text:p>
            <text:p text:style-name="P28"><text:span text:style-name="T9"/></text:p>
            <text:p text:style-name="P28"><text:span text:style-name="T9">Each 'step()' action </text:span><text:span text:style-name="T9">executes exactly one of </text:span><text:span text:style-name="T9">the packed EOSIO </text:span><text:span text:style-name="T9">actions submitted to </text:span><text:span text:style-name="T9">'begin()' through 'tx'. If the </text:span><text:span text:style-name="T9">action to be executed </text:span><text:span text:style-name="T9">contains one or more </text:span><text:span text:style-name="T9">ZEOS privacy actions </text:span><text:span text:style-name="T9">'ztx' – which are packed </text:span><text:span text:style-name="T9">as parameters of the </text:span><text:span text:style-name="T9">action itself – they are </text:span><text:span text:style-name="T9">being executed right </text:span><text:span text:style-name="T9">afterwards (via ‘exec’) </text:span><text:span text:style-name="T9">and within the same </text:span><text:span text:style-name="T9">EOSIO action (which is </text:span><text:span text:style-name="T9">'step()'). All ZEOS </text:span><text:span text:style-name="T9">privacy actions are </text:span><text:span text:style-name="T9">already validated by the </text:span><text:span text:style-name="T9">Halo 2 proof bundle </text:span><text:span text:style-name="T9">which was verified by the </text:span><text:span text:style-name="T9">'begin()' action.</text:span></text:p>
            <text:p text:style-name="P28"><text:span text:style-name="T9"/></text:p>
            <text:p text:style-name="P28"><text:span text:style-name="T9">This approach enables:</text:span></text:p>
            <text:p text:style-name="P28"><text:span text:style-name="T9"/></text:p>
            <text:list text:style-name="L1">
              <text:list-item>
                <text:p text:style-name="P29"><text:span text:style-name="T10">only one Halo 2 proof </text:span><text:span text:style-name="T10">bundle per EOSIO </text:span><text:span text:style-name="T10">transaction (</text:span><text:span text:style-name="T11">no matter </text:span><text:span text:style-name="T11">how complex the </text:span><text:span text:style-name="T11">transaction)</text:span></text:p>
              </text:list-item>
            </text:list>
            <text:p text:style-name="P28"><text:span text:style-name="T9"/></text:p>
            <text:p text:style-name="P28"><text:span text:style-name="T9">while all submitted ZEOS </text:span><text:span text:style-name="T9">privacy actions are </text:span><text:span text:style-name="T9">guaranteed to be...</text:span></text:p>
            <text:p text:style-name="P28"><text:span text:style-name="T9"/></text:p>
            <text:list text:continue-numbering="true" text:style-name="L1">
              <text:list-item>
                <text:p text:style-name="P28"><text:span text:style-name="T9">valid</text:span></text:p>
              </text:list-item>
              <text:list-item>
                <text:p text:style-name="P28"><text:span text:style-name="T9">executed</text:span></text:p>
              </text:list-item>
              <text:list-item>
                <text:p text:style-name="P28"><text:span text:style-name="T9">executed in the </text:span><text:span text:style-name="T9">correct order</text:span></text:p>
              </text:list-item>
              <text:list-item>
                <text:p text:style-name="P28"><text:span text:style-name="T9">executed with the </text:span><text:span text:style-name="T9">exact same public </text:span><text:span text:style-name="T9">inputs as the calling </text:span><text:span text:style-name="T9">EOSIO action is </text:span><text:span text:style-name="T9">executed with</text:span></text:p>
              </text:list-item>
              <text:list-item>
                <text:p text:style-name="P28"><text:span text:style-name="T9">executed right after </text:span><text:span text:style-name="T9">the calling EOSIO </text:span><text:span text:style-name="T9">action but within the </text:span><text:span text:style-name="T9">very same EOSIO </text:span><text:span text:style-name="T9">action (like a true </text:span><text:span text:style-name="T9">EOSIO inline action </text:span><text:span text:style-name="T9">call)</text:span></text:p>
              </text:list-item>
            </text:list>
            <text:p text:style-name="P28"><text:span text:style-name="T9"/></text:p>
            <text:p text:style-name="P28"><text:span text:style-name="T12">A note on performance: </text:span><text:span text:style-name="T12">Since all actions in 'tx' </text:span><text:span text:style-name="T12">are already packed (i.e. </text:span><text:span text:style-name="T12">having all their </text:span><text:span text:style-name="T12">parameters serialized) </text:span><text:span text:style-name="T12">they can be executed </text:span><text:span text:style-name="T12">right away. The scanning </text:span><text:span text:style-name="T12">for and extraction of the </text:span><text:span text:style-name="T12">public input parameters </text:span><text:span text:style-name="T12">for the proof verification </text:span><text:span text:style-name="T12">involves zero memory </text:span><text:span text:style-name="T12">copy but only minimal </text:span><text:span text:style-name="T12">pointer arithmetic </text:span><text:span text:style-name="T12">operations which makes </text:span><text:span text:style-name="T12">this approach very </text:span><text:span text:style-name="T12">efficient and highly </text:span><text:span text:style-name="T12">scalable.</text:span></text:p>
          </draw:text-box>
        </draw:frame>
        <draw:frame draw:style-name="gr28" draw:text-style-name="P33" draw:layer="layout" svg:width="42.013cm" svg:height="5.79cm" svg:x="1.056cm" svg:y="1.12cm">
          <draw:text-box>
            <text:p text:style-name="P31"><text:span text:style-name="T13">Concept</text:span></text:p>
            <text:p text:style-name="P31"><text:span text:style-name="T11">ZEOS takes full </text:span><text:span text:style-name="T11">advantage of the Halo 2 </text:span><text:span text:style-name="T11">proving system features </text:span><text:span text:style-name="T11">like recursive proof </text:span><text:span text:style-name="T11">bundling and verification </text:span><text:span text:style-name="T11">(</text:span><text:span text:style-name="T11"><text:a xlink:href="https://zcash.github.io/halo2/background/recursion.html" xlink:type="simple">https://zcash.github.io/halo2/background/recursion.html</text:a></text:span><text:span text:style-name="T11">). For complex EOSIO </text:span><text:span text:style-name="T11">transactions which </text:span><text:span text:style-name="T11">contain one or more </text:span><text:span text:style-name="T11">actions which in turn </text:span><text:span text:style-name="T11">depend on ZEOS privacy </text:span><text:span text:style-name="T11">actions – so called </text:span><text:span text:style-name="T11">‘zactions’ – as inline </text:span><text:span text:style-name="T11">actions (see graphics in </text:span><text:span text:style-name="T11">whitepaper on p. 22 &amp; </text:span><text:span text:style-name="T11">24) only a single Halo 2 </text:span><text:span text:style-name="T11">proof bundle is required </text:span><text:span text:style-name="T11">to validate all ZEOS </text:span><text:span text:style-name="T11">privacy actions within the </text:span><text:span text:style-name="T11">entire EOSIO transaction. </text:span><text:span text:style-name="T11">For examples of complex </text:span><text:span text:style-name="T11">protocol use cases </text:span><text:span text:style-name="T11">requiring transactions to </text:span><text:span text:style-name="T11">contain several ZEOS </text:span><text:span text:style-name="T11">privacy actions see </text:span><text:span text:style-name="T11">section 'Private Deposit </text:span><text:span text:style-name="T11">&amp; Withdrawal using the </text:span><text:span text:style-name="T11">Proxy Account' of the </text:span><text:span text:style-name="T11">ZEOS whitepaper (</text:span><text:span text:style-name="T11"><text:a xlink:href="https://github.com/mschoenebeck/zeos-docs/releases/download/v1.0.0/zeos_whitepaper_v1.0.0.pdf" xlink:type="simple">https://github.com/mschoenebeck/zeos-docs/releases/download/v1.0.0/zeos_whitepaper_v1.0.0.pdf</text:a></text:span><text:span text:style-name="T11">).</text:span></text:p>
            <text:p text:style-name="P31"><text:span text:style-name="T9"/></text:p>
            <text:p text:style-name="P31"><text:span text:style-name="T10">EOSIO action </text:span><text:span text:style-name="T10">parameters explained:</text:span></text:p>
            <text:p text:style-name="P32"><text:span text:style-name="T14">tx:</text:span><text:span text:style-name="T11"> list of EOSIO actions </text:span><text:span text:style-name="T14">(vector&lt;action&gt;)</text:span></text:p>
            <text:p text:style-name="P32"><text:span text:style-name="T14">ztx:</text:span><text:span text:style-name="T11"> list of ZEOS </text:span><text:span text:style-name="T11">privacy actions </text:span><text:span text:style-name="T14">(vector&lt;zaction&gt;)</text:span></text:p>
            <text:p text:style-name="P31"><text:span text:style-name="T15">proof:</text:span><text:span text:style-name="T9"> Halo 2 proof </text:span><text:span text:style-name="T9">bundle</text:span></text:p>
            <text:p text:style-name="P31"><text:span text:style-name="T16">inputs:</text:span><text:span text:style-name="T10"> public inputs </text:span><text:span text:style-name="T10">to the proof bundle (each </text:span><text:span text:style-name="T16">zaction</text:span><text:span text:style-name="T11"> in </text:span><text:span text:style-name="T14">ztx</text:span><text:span text:style-name="T11"> comes </text:span><text:span text:style-name="T11">with a set of public inputs </text:span><text:span text:style-name="T11">which is required in order </text:span><text:span text:style-name="T11">to verify the proof bundle)</text:span></text:p>
          </draw:text-box>
        </draw:frame>
        <draw:frame draw:style-name="gr29" draw:text-style-name="P30" draw:layer="layout" svg:width="42.055cm" svg:height="4.898cm" svg:x="1.014cm" svg:y="43.778cm">
          <draw:text-box>
            <text:p text:style-name="P28"><text:span text:style-name="T10">1) The first step contains a sequence of ZEOS private actions to be executed standalone (i.e. not as inline actions of a third party action). The privacy actions include burning one or more private UTXOs in order to transfer a </text:span><text:span text:style-name="T10">certain amount of tokens from a private ZEOS wallet into the exchange’s </text:span><text:span text:style-name="T11">EOS account</text:span><text:span text:style-name="T11">. The memo field of the through 'burn' induced EOSIO token transfer contains the information required by the exchange to process the order </text:span><text:span text:style-name="T11">(in this case a market order which gets fully filled right away). In addition to the one or more 'burn' actions the sequence contains a 'mintauth' action which mints an auth token required to privately withdraw the obtained tokens in </text:span><text:span text:style-name="T11">the upcoming next step().</text:span></text:p>
            <text:p text:style-name="P28"><text:span text:style-name="T9"/></text:p>
            <text:p text:style-name="P28"><text:span text:style-name="T9">2) In the second step() the 'privwithdraw()’ action of the exchange contract is called in order to privately withdraw the obtained tokens into a private ZEOS wallet. To do so the exchange transfers the corresponding tokens (stored </text:span><text:span text:style-name="T9">under the hash commitment's value of the previously minted auth token from the first step) back to thezeostoken contract. Afterwards the corresponding list of ZEOS privacy actions is executed which contains two zactions: One </text:span><text:span text:style-name="T9">'mint' which creates the new private UTXO representing the withdrawn tokens at the user specified private ZEOS wallet. Furthermore it contains one 'burnauth' that burns the auth token while at the same time authorizing access </text:span><text:span text:style-name="T9">to the token that were just transferred in ‘privwithdraw()’.</text:span></text:p>
          </draw:text-box>
        </draw:frame>
        <draw:frame draw:style-name="gr30" draw:text-style-name="P33" draw:layer="layout" svg:width="43.796cm" svg:height="1.673cm" svg:x="1.019cm" svg:y="30.644cm">
          <draw:text-box>
            <text:p text:style-name="P31"><text:span text:style-name="T17">Example</text:span></text:p>
            <text:p text:style-name="P31"><text:span text:style-name="T18">Private market order execution on a DEX that implements ‘ZEOS </text:span><text:span text:style-name="T18">Private Deposits &amp; Withdrawals’ (see whitepaper page 22)</text:span></text:p>
          </draw:text-box>
        </draw:frame>
        <draw:connector draw:style-name="gr15" draw:text-style-name="P23" draw:layer="layout" draw:line-skew="0.387cm" svg:x1="20.941cm" svg:y1="10.57cm" svg:x2="20.941cm" svg:y2="13.166cm" draw:start-shape="id12" draw:start-glue-point="1" draw:end-shape="id13" draw:end-glue-point="1" svg:d="M20941 10570h887v2596h-887" svg:viewBox="0 0 888 2597">
          <text:p text:style-name="P22"><text:span text:style-name="T6">ztx</text:span></text:p>
        </draw:connector>
        <draw:connector draw:style-name="gr15" draw:text-style-name="P23" draw:layer="layout" draw:line-skew="0.356cm" svg:x1="40.784cm" svg:y1="11.248cm" svg:x2="40.784cm" svg:y2="12.85cm" draw:start-shape="id14" draw:start-glue-point="1" draw:end-shape="id2" draw:end-glue-point="1" svg:d="M40784 11248h856v1602h-856" svg:viewBox="0 0 857 1603">
          <text:p text:style-name="P22"><text:span text:style-name="T6">ztx</text:span></text:p>
        </draw:connector>
        <draw:connector draw:style-name="gr15" draw:text-style-name="P23" draw:layer="layout" draw:line-skew="0.515cm" svg:x1="20.684cm" svg:y1="36.549cm" svg:x2="20.684cm" svg:y2="39.251cm" draw:start-shape="id15" draw:start-glue-point="1" draw:end-shape="id9" draw:end-glue-point="1" svg:d="M20684 36549h1017v2702h-1017" svg:viewBox="0 0 1018 2703">
          <text:p text:style-name="P22"><text:span text:style-name="T6">ztx</text:span></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Monospace2" svg:font-family="Monospace"/>
    <style:font-face style:name="Arial1" svg:font-family="Arial" style:font-family-generic="swiss"/>
    <style:font-face style:name="Monospace1" svg:font-family="Monospace" style:font-pitch="fixed"/>
    <style:font-face style:name="Liberation Sans1" svg:font-family="'Liberation Sans'" style:font-pitch="variable"/>
    <style:font-face style:name="Monospace" svg:font-family="Monospac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4.069cm" fo:page-height="49.27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9T10:18:48.581230970</meta:creation-date>
    <dc:date>2022-09-22T11:32:35.597911157</dc:date>
    <meta:editing-duration>PT19H26M43S</meta:editing-duration>
    <meta:editing-cycles>102</meta:editing-cycles>
    <meta:generator>LibreOffice/6.4.7.2$Linux_X86_64 LibreOffice_project/40$Build-2</meta:generator>
    <meta:document-statistic meta:object-count="55"/>
  </office:meta>
</office:document-meta>
</file>